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c56ed" officeooo:paragraph-rsid="001c56ed"/>
    </style:style>
    <style:style style:name="P2" style:family="paragraph" style:parent-style-name="Standard">
      <style:text-properties style:font-name="Arial" officeooo:rsid="001c56ed" officeooo:paragraph-rsid="001e1a2d"/>
    </style:style>
    <style:style style:name="P3" style:family="paragraph" style:parent-style-name="Standard">
      <style:text-properties style:font-name="Arial" officeooo:rsid="001c56ed" officeooo:paragraph-rsid="0023b9c2"/>
    </style:style>
    <style:style style:name="P4" style:family="paragraph" style:parent-style-name="Standard">
      <style:text-properties style:font-name="Arial" officeooo:rsid="001e1a2d" officeooo:paragraph-rsid="001e1a2d"/>
    </style:style>
    <style:style style:name="P5" style:family="paragraph" style:parent-style-name="Standard">
      <style:text-properties style:font-name="Arial" officeooo:rsid="0021e891" officeooo:paragraph-rsid="0021e891"/>
    </style:style>
    <style:style style:name="P6" style:family="paragraph" style:parent-style-name="Standard">
      <style:text-properties style:font-name="Arial" officeooo:rsid="0023b9c2" officeooo:paragraph-rsid="0023b9c2"/>
    </style:style>
    <style:style style:name="P7" style:family="paragraph" style:parent-style-name="Standard">
      <style:paragraph-properties>
        <style:tab-stops>
          <style:tab-stop style:position="3.503cm"/>
        </style:tab-stops>
      </style:paragraph-properties>
      <style:text-properties style:font-name="Arial" officeooo:rsid="0023b9c2" officeooo:paragraph-rsid="0023b9c2"/>
    </style:style>
    <style:style style:name="P8" style:family="paragraph" style:parent-style-name="Standard">
      <style:text-properties style:font-name="Arial" officeooo:rsid="002b9eb9" officeooo:paragraph-rsid="002b9eb9"/>
    </style:style>
    <style:style style:name="P9" style:family="paragraph" style:parent-style-name="Standard">
      <style:text-properties style:font-name="Arial" officeooo:rsid="002c7cf4" officeooo:paragraph-rsid="002c7cf4"/>
    </style:style>
    <style:style style:name="P10" style:family="paragraph" style:parent-style-name="Standard">
      <style:text-properties style:font-name="Arial" officeooo:rsid="00324c92" officeooo:paragraph-rsid="00324c92"/>
    </style:style>
    <style:style style:name="P11" style:family="paragraph" style:parent-style-name="Standard">
      <style:text-properties style:font-name="Arial" officeooo:rsid="002c7cf4" officeooo:paragraph-rsid="002c7cf4"/>
    </style:style>
    <style:style style:name="P12" style:family="paragraph" style:parent-style-name="Standard">
      <style:text-properties style:font-name="Arial" officeooo:rsid="0038571d" officeooo:paragraph-rsid="0038571d"/>
    </style:style>
    <style:style style:name="P13" style:family="paragraph" style:parent-style-name="Standard">
      <style:text-properties style:font-name="Arial" officeooo:rsid="00398454" officeooo:paragraph-rsid="00398454"/>
    </style:style>
    <style:style style:name="T1" style:family="text">
      <style:text-properties officeooo:rsid="001e1a2d"/>
    </style:style>
    <style:style style:name="T2" style:family="text">
      <style:text-properties officeooo:rsid="001ffd29"/>
    </style:style>
    <style:style style:name="T3" style:family="text">
      <style:text-properties officeooo:rsid="0020f38d"/>
    </style:style>
    <style:style style:name="T4" style:family="text">
      <style:text-properties officeooo:rsid="0024bad0"/>
    </style:style>
    <style:style style:name="T5" style:family="text">
      <style:text-properties officeooo:rsid="0024bc1c"/>
    </style:style>
    <style:style style:name="T6" style:family="text">
      <style:text-properties officeooo:rsid="0024ebcf"/>
    </style:style>
    <style:style style:name="T7" style:family="text">
      <style:text-properties officeooo:rsid="00293bd7"/>
    </style:style>
    <style:style style:name="T8" style:family="text">
      <style:text-properties officeooo:rsid="0029713e"/>
    </style:style>
    <style:style style:name="T9" style:family="text">
      <style:text-properties officeooo:rsid="002b2956"/>
    </style:style>
    <style:style style:name="T10" style:family="text">
      <style:text-properties officeooo:rsid="002c7cf4"/>
    </style:style>
    <style:style style:name="T11" style:family="text">
      <style:text-properties officeooo:rsid="002ebf5f"/>
    </style:style>
    <style:style style:name="T12" style:family="text">
      <style:text-properties officeooo:rsid="0033e5a5"/>
    </style:style>
    <style:style style:name="T13" style:family="text">
      <style:text-properties officeooo:rsid="003561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rnenergie Seminar Kernfusion</text:p>
      <text:p text:style-name="P1"/>
      <text:p text:style-name="P1">Grundlagen Physik:</text:p>
      <text:p text:style-name="P1">- Bindungsenergie der Atome als Energiequelle</text:p>
      <text:p text:style-name="P1">- anziehende Kernkraft wirkt in unmittelbarer Umgebung</text:p>
      <text:p text:style-name="P1">- Elektrische Abstoßung muss überwunden werden</text:p>
      <text:p text:style-name="P1">- hohe Geschwindigkeit erforderlich → hohe Temperatur → <text:span text:style-name="T1">Atome lösen sich in Kerne und Elektronen auf → </text:span><text:s/>Plasm<text:span text:style-name="T8">a</text:span></text:p>
      <text:p text:style-name="P1"/>
      <text:p text:style-name="P1">Sonne:</text:p>
      <text:p text:style-name="P1">- <text:span text:style-name="T6">Bestandteile 73% Wasserstoff 25% Helium 2% andere</text:span></text:p>
      <text:p text:style-name="P1">- <text:span text:style-name="T1">Fusioniert Wasserstoff zu Helium H → He</text:span></text:p>
      <text:p text:style-name="P1">- <text:span text:style-name="T1">ca. 600 Mt H → 595 Mt He pro Sekunde ca 10^38 Fusionen s^-1</text:span></text:p>
      <text:p text:style-name="P1">- <text:span text:style-name="T1">Leistung von ca. 2 Mio Atomkraftwerken, ~4 10^26 W</text:span></text:p>
      <text:p text:style-name="P2">- <text:span text:style-name="T1">Trotz dieser Leistung genug Brennmaterial für weitere 4 Mrd. Jahre</text:span></text:p>
      <text:p text:style-name="P4">- Plasma wird durch Gravitation zusammengehalten</text:p>
      <text:p text:style-name="P4">- <text:span text:style-name="T6">Druck bringt T dabei auf ca 10^7 Kelvin im Kern </text:span></text:p>
      <text:p text:style-name="P2">- <text:span text:style-name="T3">Wasserstoff wird durch pp-Kette bzw. CNO-Zyklus fusioniert</text:span></text:p>
      <text:p text:style-name="P2">- <text:span text:style-name="T3">Langsamer als technische Fusionsreaktionen → würde die Sonne mit Deuterium und Tritium brennen wäre sie bereits erloschen</text:span></text:p>
      <text:p text:style-name="P1"/>
      <text:p text:style-name="P6">pp-Kette und CNO-Zyklus:</text:p>
      <text:p text:style-name="P7">- <text:span text:style-name="T4">pp-Kette 4H → 1He evtl über Umwege Beryllium und Lithium </text:span></text:p>
      <text:p text:style-name="P6">- pp-Kette Neutrinos <text:span text:style-name="T4">kontinuierlich</text:span> bis 0.4 MeV Energie</text:p>
      <text:p text:style-name="P6">- <text:span text:style-name="T4">pp-Kette im Dominanten Prozess 26,2 MeV</text:span></text:p>
      <text:p text:style-name="P6">- <text:span text:style-name="T4">CNO-Zyklus ebenfalls Fusion von 4H nach He</text:span></text:p>
      <text:p text:style-name="P6">- <text:span text:style-name="T4">CNO nutzt schwerere Elemente von C bis O deswegen CNO</text:span></text:p>
      <text:p text:style-name="P6">- <text:span text:style-name="T7">CNO Zyklus benötigt höhere Temperaturen</text:span></text:p>
      <text:p text:style-name="P6">- <text:span text:style-name="T5">Teilchenbilanz → 4H nach 1He 2e+ 2Neutrinos und Energie</text:span></text:p>
      <text:p text:style-name="P6">- <text:span text:style-name="T6">pp macht bei der Sonne weitaus mehr aus als CNO ca 90 zu 10</text:span></text:p>
      <text:p text:style-name="P3"/>
      <text:p text:style-name="P4">Reaktorgrundlagen:</text:p>
      <text:p text:style-name="P1">- <text:span text:style-name="T1">Plasma muss zusammengehalten bzw. eingeschlossen werden</text:span></text:p>
      <text:p text:style-name="P1">- <text:span text:style-name="T1">Gravitation scheidet aus da die Mengen an Plasma viel zu gering sind</text:span></text:p>
      <text:p text:style-name="P1">- <text:span text:style-name="T1">Direkter Kontakt mit einem Gefäß würde zu zu starker Abkühlung führen</text:span></text:p>
      <text:p text:style-name="P1">- <text:span text:style-name="T2">Verschiedene Einschlusstechniken</text:span></text:p>
      <text:p text:style-name="P1"><text:tab/>- <text:span text:style-name="T2">Magnetischer Einschluss </text:span></text:p>
      <text:p text:style-name="P1"><text:tab/>- <text:span text:style-name="T2">Trägheitseinschluss (Reaktionszeit &lt; Ausdehnungszeit)</text:span></text:p>
      <text:p text:style-name="P1">- <text:span text:style-name="T9">Wasserstofffusion viel zu unwahrscheinlich → mittlere Lebenszeit Proton in der Sonne mehrere Milliarden Jahre</text:span></text:p>
      <text:p text:style-name="P1">- <text:span text:style-name="T10">D+D ebenfalls zu geringer WQ damit höhere Einschlusszeit und weniger Energiegewinn</text:span></text:p>
      <text:p text:style-name="P1">- <text:span text:style-name="T11">Andere weniger Energiegewinn und höhere Temperatur oder Dichte erforderlich</text:span></text:p>
      <text:p text:style-name="P1">- <text:span text:style-name="T10">Nutze daher D + T → 4He(3,5MeV) + n(14MeV) → Problem T ist sehr selten (D kann in Wasser gefunden werden)</text:span></text:p>
      <text:p text:style-name="P1">→<text:span text:style-name="T10"> Brüten von T mit 6Li + n → 4He + 3T + 4,8 MeV → 6Li derzeit nicht übermäßig verwendet</text:span></text:p>
      <text:p text:style-name="P1">- <text:span text:style-name="T12">Des weiteren wird aus Einfachheit von DT-Fusion geredet</text:span></text:p>
      <text:p text:style-name="P1"/>
      <text:p text:style-name="P1"/>
      <text:p text:style-name="P1"/>
      <text:p text:style-name="P1"/>
      <text:p text:style-name="P1"/>
      <text:p text:style-name="P10"><text:soft-page-break/>Zündung:</text:p>
      <text:p text:style-name="P10">- Zündung ist der Vorgang bei dem Plasma zur Fusion gebracht wird</text:p>
      <text:p text:style-name="P10">- Die Fusion des Plasmas gibt Energie frei welche die Temperatur des Plasmas und damit die Fusion aufrecht erhält</text:p>
      <text:p text:style-name="P10">- Wichtige Größen sind dabei Temperatur, Plasmadichte und Energieeinschlusszeit</text:p>
      <text:p text:style-name="P10">- Energieeinschlusszeit <text:span text:style-name="T13">\tau</text:span> ist ein Maß für die Isolation des Plasmas</text:p>
      <text:p text:style-name="P10">wenig Temperaturverlust → gute Isolation → hohe Energieschlusszeit</text:p>
      <text:p text:style-name="P10">- <text:span text:style-name="T13">Für DT-Plasma Zündung Dichte (n) * \tau &gt; 2*10^20 m^-3s für T = 10keV (100MioK)</text:span></text:p>
      <text:p text:style-name="P1">- <text:span text:style-name="T12">Die Energie die im Plasma verbleibt kommt meist aus He, da dieses wechselwirkt</text:span></text:p>
      <text:p text:style-name="P1">- <text:span text:style-name="T12">Neutronen gelangen meist mit ca. 80% ihrer Energie aus dem Plasma</text:span></text:p>
      <text:p text:style-name="P1">→<text:span text:style-name="T12"> Konsequenz Reaktordesign muss an mögliche Aktivierung von hochenergetische Neutronen angepasst werden (Kommen wir bei den Reaktoren zu)</text:span></text:p>
      <text:p text:style-name="P1"/>
      <text:p text:style-name="P1"/>
      <text:p text:style-name="P1"/>
      <text:p text:style-name="P1">Geschichtlich:</text:p>
      <text:p text:style-name="P1">- <text:span text:style-name="T10">erste Fusion von Arthur Eddington 1920</text:span></text:p>
      <text:p text:style-name="P1">- <text:span text:style-name="T1">erste technische Nutzung der Kernfusion in Wasserstoffbombe 195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Bilder:</text:p>
      <text:p text:style-name="P5"/>
      <text:p text:style-name="P5">Bindungsenergien </text:p>
      <text:p text:style-name="P5"><text:a xlink:type="simple" xlink:href="http://www.dpg-physik.de/dpg/gliederung/fv/p/info/grundlagen_fusion.html" text:style-name="Internet_20_link" text:visited-style-name="Visited_20_Internet_20_Link">http://www.dpg-physik.de/dpg/gliederung/fv/p/info/grundlagen_fusion.html</text:a></text:p>
      <text:p text:style-name="P5"/>
      <text:p text:style-name="P6">CNO</text:p>
      <text:p text:style-name="P6">Demtröder Band 4 Seite 311</text:p>
      <text:p text:style-name="P6"/>
      <text:p text:style-name="P6">CNO vs. pp-Kette </text:p>
      <text:p text:style-name="P6">Demtröder Band 4 Seite 312</text:p>
      <text:p text:style-name="P6"/>
      <text:p text:style-name="P8">Fusion Wasserstoff zu He</text:p>
      <text:p text:style-name="P8"><text:a xlink:type="simple" xlink:href="https://upload.wikimedia.org/wikipedia/commons/7/78/FusionintheSun.svg" text:style-name="Internet_20_link" text:visited-style-name="Visited_20_Internet_20_Link">https://upload.wikimedia.org/wikipedia/commons/7/78/FusionintheSun.svg</text:a></text:p>
      <text:p text:style-name="P8"/>
      <text:p text:style-name="P9">D+T nach He</text:p>
      <text:p text:style-name="P9"><text:soft-page-break/><text:a xlink:type="simple" xlink:href="https://upload.wikimedia.org/wikipedia/commons/3/3b/Deuterium-tritium_fusion.svg" text:style-name="Internet_20_link" text:visited-style-name="Visited_20_Internet_20_Link">https://upload.wikimedia.org/wikipedia/commons/3/3b/Deuterium-tritium_fusion.svg</text:a></text:p>
      <text:p text:style-name="P9"/>
      <text:p text:style-name="P12">Sonne:</text:p>
      <text:p text:style-name="P12"><text:a xlink:type="simple" xlink:href="http://www.planeten.ch/wp-content/uploads/2015/11/full-sun.jpg" text:style-name="Internet_20_link" text:visited-style-name="Visited_20_Internet_20_Link">http://www.planeten.ch/wp-content/uploads/2015/11/full-sun.jpg</text:a></text:p>
      <text:p text:style-name="P12"/>
      <text:p text:style-name="P13">Tokamak:</text:p>
      <text:p text:style-name="P13">https://www.euro-fusion.org/wpcms/wp-content/uploads/2012/03/CP11j-047-02.j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3:50:24.981182455</meta:creation-date>
    <meta:generator>LibreOffice/5.1.6.2$Linux_X86_64 LibreOffice_project/10m0$Build-2</meta:generator>
    <dc:date>2017-11-29T16:06:33.675708165</dc:date>
    <meta:editing-duration>PT3H14M17S</meta:editing-duration>
    <meta:editing-cycles>16</meta:editing-cycles>
    <meta:document-statistic meta:table-count="0" meta:image-count="0" meta:object-count="0" meta:page-count="3" meta:paragraph-count="66" meta:word-count="517" meta:character-count="3548" meta:non-whitespace-character-count="3089"/>
  </office:meta>
</office:document-meta>
</file>